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parent-style-name="Heading_201" style:family="paragraph">
      <style:text-properties fo:color="#000000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. [<delta:remove-leaving-content-end delta:end-element-id="end1"/><delta:remove-leaving-content-start delta:removal-change-idref="D" delta:end-element-idref="end2"><text:h text:style-name="P2" text:outline-level="1"/></delta:remove-leaving-content-start>]This is a heading<delta:remove-leaving-content-end delta:end-element-id="end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12000000000000pt" fo:margin-top="11.988000000000001pt" fo:padding-top="0.000000000000000pt" style:tab-stop-distance="35.460000000000001pt" style:writing-mode="page"/>
      <style:text-properties fo:country="US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12000000000000pt" fo:margin-top="11.988000000000001pt" fo:padding-top="0.000000000000000pt" style:tab-stop-distance="35.460000000000001pt" style:writing-mode="page"/>
      <style:text-properties fo:country="US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12000000000000pt" fo:margin-top="0.000000000000000pt"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List" style:display-name="List" style:family="paragraph">
      <style:paragraph-properties fo:margin-bottom="6.012000000000000pt" fo:margin-top="0.000000000000000pt"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0000000000001pt" style:writing-mode="page"/>
      <style:text-properties fo:country="US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12000000000000pt" fo:margin-top="6.012000000000000pt" fo:padding-top="0.000000000000000pt" style:tab-stop-distance="35.460000000000001pt" style:writing-mode="page"/>
      <style:text-properties fo:country="US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2799999999998pt" fo:padding="0.000000000000000pt" fo:page-height="792.000000000000000pt" fo:page-width="612.000000000000000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Ganesh Paramasivam</meta:initial-creator>
    <meta:editing-cycles>1</meta:editing-cycles>
    <dc:date>2010-12-20T13:59:28</dc:date>
    <meta:creation-date>2010-12-08T11:06:12.15</meta:creation-date>
    <dc:creator>Ganesh Paramasivam</dc:creator>
  </office:meta>
</office:document-meta>
</file>